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95c" officeooo:paragraph-rsid="0018a9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ção da função pro display que será utilizada dentro da lógica de verificação da temperatura, dos motores e do nível de gelo.(2 dias) <text:s/>- Pedor<text:line-break/>-Criação da função led1 que será utilizada na lógica da valvula solenoide. (2 dias) - Diego<text:line-break/>- Criação da função led2 (2 dias) - Diego<text:line-break/>- Criação da lógica de verificação de temperatura ( 3 dias) - Diego<text:line-break/>- Criação da lógica de verificação do nível da suqueira (3 dias) - <text:s/>Pedro<text:line-break/>- Criação da lógica de verificação do volume de gelo.(3 dias) - Elisa<text:line-break/><text:line-break/>Software parte 2 (duração de 5 dias):<text:line-break/>- Junção das lógicas anteriores(2 dias)<text:line-break/>- Criação da lógica pra verificar o fechamento das formas.(3 dias) – Elisa - Diego<text:line-break/>- Criação da lógica da valvula solenoide e sensor de fluxo.(3 dias) – Pedro<text:line-break/>- Criação da lógica para tempo de funcionamento(3 dias) – Diego (15 min) <text:line-break/>- Criação da lógica pra abertura das formas, verificação e fechamento.(3 dias)- Elisa – Diego</text:p>
      <text:p text:style-name="P1"/>
      <text:p text:style-name="P1"><text:s/>Junção das lógicas anteriores.- Junção das lógicas anteriores(2 dia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8:32.029000000</meta:creation-date>
    <dc:date>2017-08-30T13:49:13.619000000</dc:date>
    <meta:editing-duration>PT10M42S</meta:editing-duration>
    <meta:editing-cycles>1</meta:editing-cycles>
    <meta:document-statistic meta:table-count="0" meta:image-count="0" meta:object-count="0" meta:page-count="1" meta:paragraph-count="2" meta:word-count="165" meta:character-count="967" meta:non-whitespace-character-count="795"/>
    <meta:generator>LibreOffice/5.1.1.3$Windows_x86 LibreOffice_project/89f508ef3ecebd2cfb8e1def0f0ba9a803b88a6d</meta:generator>
  </office:meta>
</office:document-meta>
</file>